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271703401568458212"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044670682575479686"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26544377705196646"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66639796573082855"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76244311471466116"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17931905056309977"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713130778357104288"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7790672555008422"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2648842" text:continue-list="list3713130778357104288"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63167112141233476"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638436"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626567"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650303" text:continue-numbering="true" text:style-name="L9">
        <text:list-item>
          <text:list>
            <text:list-header>
              <text:p text:style-name="P116">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628718" text:continue-numbering="true" text:style-name="L9">
        <text:list-item>
          <text:list>
            <text:list-header>
              <text:p text:style-name="P118">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650062"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0"/>
      <text:p text:style-name="P60"/>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23">I walked for about 50s during uphill on each loop.</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soft-page-break/><text:tab/> <text:s text:c="2"/>Splits: 8:33, 8:47, 8:50, 9:25, 8:08</text:p>
      <text:p text:style-name="P15"/>
      <text:list xml:id="list2879556610714555437"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8T12:42:15.12</dc:date>
    <dc:creator>James Lombardi</dc:creator>
    <meta:editing-duration>P8DT13H31M47S</meta:editing-duration>
    <meta:editing-cycles>732</meta:editing-cycles>
    <meta:generator>OpenOffice/4.1.2$Win32 OpenOffice.org_project/412m3$Build-9782</meta:generator>
    <meta:document-statistic meta:table-count="0" meta:image-count="1" meta:object-count="0" meta:page-count="81" meta:paragraph-count="2264" meta:word-count="25565" meta:character-count="130195"/>
  </office:meta>
</office:document-meta>
</file>